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5700000234AA23055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7167in" fo:margin-left="-0.075in" fo:margin-top="0in" fo:margin-bottom="0in" table:align="left" style:writing-mode="page"/>
    </style:style>
    <style:style style:name="Table1.A" style:family="table-column">
      <style:table-column-properties style:column-width="3.2597in"/>
    </style:style>
    <style:style style:name="Table1.B" style:family="table-column">
      <style:table-column-properties style:column-width="3.459in"/>
    </style:style>
    <style:style style:name="Table1.C" style:family="table-column">
      <style:table-column-properties style:column-width="2.9979in"/>
    </style:style>
    <style:style style:name="Table1.1" style:family="table-row">
      <style:table-row-properties fo:keep-together="auto"/>
    </style:style>
    <style:style style:name="Table1.A1" style:family="table-cell">
      <style:table-cell-properties fo:padding-left="0.075in" fo:padding-right="0.075in" fo:padding-top="0in" fo:padding-bottom="0in" fo:border-left="0.5pt solid #000000" fo:border-right="none" fo:border-top="0.5pt solid #000000" fo:border-bottom="0.5pt solid #000000"/>
    </style:style>
    <style:style style:name="Table1.B1" style:family="table-cell">
      <style:table-cell-properties fo:background-color="#000000" fo:padding-left="0.075in" fo:padding-right="0.075in" fo:padding-top="0in" fo:padding-bottom="0in" fo:border="none">
        <style:background-image/>
      </style:table-cell-properties>
    </style:style>
    <style:style style:name="Table1.A2" style:family="table-cell">
      <style:table-cell-properties fo:background-color="#173d6d" fo:padding-left="0.075in" fo:padding-right="0.075in" fo:padding-top="0in" fo:padding-bottom="0in" fo:border="0.5pt solid #000000">
        <style:background-image/>
      </style:table-cell-properties>
    </style:style>
    <style:style style:name="Table1.A3" style:family="table-cell">
      <style:table-cell-properties style:vertical-align="middle" fo:padding-left="0.075in" fo:padding-right="0.075in" fo:padding-top="0in" fo:padding-bottom="0in" fo:border="0.5pt solid #000000"/>
    </style:style>
    <style:style style:name="Table1.B3" style:family="table-cell">
      <style:table-cell-properties fo:padding-left="0.075in" fo:padding-right="0.075in" fo:padding-top="0in" fo:padding-bottom="0in" fo:border="0.5pt solid #000000"/>
    </style:style>
    <style:style style:name="Table1.C3" style:family="table-cell">
      <style:table-cell-properties fo:background-color="#f2f2f2" fo:padding-left="0.075in" fo:padding-right="0.075in" fo:padding-top="0in" fo:padding-bottom="0in" fo:border="0.5pt solid #000000">
        <style:background-image/>
      </style:table-cell-properties>
    </style:style>
    <style:style style:name="Table1.B4" style:family="table-cell">
      <style:table-cell-properties fo:padding-left="0.075in" fo:padding-right="0.075in" fo:padding-top="0in" fo:padding-bottom="0in" fo:border="0.5pt solid #000000"/>
    </style:style>
    <style:style style:name="Table1.C4" style:family="table-cell">
      <style:table-cell-properties fo:background-color="#f2f2f2" fo:padding-left="0.075in" fo:padding-right="0.075in" fo:padding-top="0in" fo:padding-bottom="0in" fo:border="0.5pt solid #000000">
        <style:background-image/>
      </style:table-cell-properties>
    </style:style>
    <style:style style:name="Table1.B5" style:family="table-cell">
      <style:table-cell-properties fo:padding-left="0.075in" fo:padding-right="0.075in" fo:padding-top="0in" fo:padding-bottom="0in" fo:border="0.5pt solid #000000"/>
    </style:style>
    <style:style style:name="Table1.C5" style:family="table-cell">
      <style:table-cell-properties fo:background-color="#f2f2f2" fo:padding-left="0.075in" fo:padding-right="0.075in" fo:padding-top="0in" fo:padding-bottom="0in" fo:border="0.5pt solid #000000">
        <style:background-image/>
      </style:table-cell-properties>
    </style:style>
    <style:style style:name="Table1.A6" style:family="table-cell">
      <style:table-cell-properties style:vertical-align="middle" fo:background-color="#173d6d" fo:padding-left="0.075in" fo:padding-right="0.075in" fo:padding-top="0in" fo:padding-bottom="0in" fo:border="0.5pt solid #000000">
        <style:background-image/>
      </style:table-cell-properties>
    </style:style>
    <style:style style:name="Table1.B7" style:family="table-cell">
      <style:table-cell-properties fo:padding-left="0.075in" fo:padding-right="0.075in" fo:padding-top="0in" fo:padding-bottom="0in" fo:border="0.5pt solid #000000"/>
    </style:style>
    <style:style style:name="Table1.C7" style:family="table-cell">
      <style:table-cell-properties fo:background-color="#f2f2f2" fo:padding-left="0.075in" fo:padding-right="0.075in" fo:padding-top="0in" fo:padding-bottom="0in" fo:border="0.5pt solid #000000">
        <style:background-image/>
      </style:table-cell-properties>
    </style:style>
    <style:style style:name="Table1.B8" style:family="table-cell">
      <style:table-cell-properties fo:padding-left="0.075in" fo:padding-right="0.075in" fo:padding-top="0in" fo:padding-bottom="0in" fo:border="0.5pt solid #000000"/>
    </style:style>
    <style:style style:name="Table1.C8" style:family="table-cell">
      <style:table-cell-properties fo:background-color="#f2f2f2" fo:padding-left="0.075in" fo:padding-right="0.075in" fo:padding-top="0in" fo:padding-bottom="0in" fo:border="0.5pt solid #000000">
        <style:background-image/>
      </style:table-cell-properties>
    </style:style>
    <style:style style:name="Table1.B9" style:family="table-cell">
      <style:table-cell-properties fo:padding-left="0.075in" fo:padding-right="0.075in" fo:padding-top="0in" fo:padding-bottom="0in" fo:border="0.5pt solid #000000"/>
    </style:style>
    <style:style style:name="Table1.C9" style:family="table-cell">
      <style:table-cell-properties fo:background-color="#f2f2f2" fo:padding-left="0.075in" fo:padding-right="0.075in" fo:padding-top="0in" fo:padding-bottom="0in" fo:border="0.5pt solid #000000">
        <style:background-image/>
      </style:table-cell-properties>
    </style:style>
    <style:style style:name="P1" style:family="paragraph" style:parent-style-name="Standard">
      <style:paragraph-properties fo:margin-top="0in" fo:margin-bottom="0in" style:contextual-spacing="false" fo:line-height="100%"/>
    </style:style>
    <style:style style:name="P2" style:family="paragraph" style:parent-style-name="Standard">
      <style:paragraph-properties fo:margin-top="0in" fo:margin-bottom="0in" style:contextual-spacing="false" fo:line-height="100%" fo:text-align="center" style:justify-single-word="false"/>
    </style:style>
    <style:style style:name="P3" style:family="paragraph" style:parent-style-name="Standard" style:master-page-name="Standard">
      <style:paragraph-properties style:page-number="1">
        <style:tab-stops>
          <style:tab-stop style:position="1.1in"/>
          <style:tab-stop style:position="4.8618in" style:type="center"/>
        </style:tab-stops>
      </style:paragraph-properties>
    </style:style>
    <style:style style:name="P4" style:family="paragraph" style:parent-style-name="Standard">
      <style:text-properties fo:color="#173d6d" loext:opacity="100%" fo:font-size="36pt" fo:font-weight="bold" style:font-size-asian="36pt" style:font-weight-asian="bold" style:font-size-complex="36pt"/>
    </style:style>
    <style:style style:name="P5" style:family="paragraph" style:parent-style-name="Standard">
      <style:paragraph-properties fo:text-align="center" style:justify-single-word="false"/>
    </style:style>
    <style:style style:name="P6" style:family="paragraph" style:parent-style-name="Standard">
      <style:paragraph-properties fo:margin-top="0in" fo:margin-bottom="0.111in" style:contextual-spacing="false" fo:text-align="center" style:justify-single-word="false"/>
    </style:style>
    <style:style style:name="P7" style:family="paragraph" style:parent-style-name="Standard">
      <style:text-properties fo:font-size="14pt" fo:font-weight="bold" style:font-size-asian="14pt" style:font-weight-asian="bold" style:font-size-complex="14pt"/>
    </style:style>
    <style:style style:name="P8" style:family="paragraph" style:parent-style-name="Standard">
      <style:paragraph-properties fo:margin-top="0in" fo:margin-bottom="0in" style:contextual-spacing="false" fo:text-align="justify" style:justify-single-word="false"/>
      <style:text-properties fo:font-size="14pt" style:font-size-asian="14pt" style:font-size-complex="14pt"/>
    </style:style>
    <style:style style:name="P9" style:family="paragraph" style:parent-style-name="Standard">
      <style:paragraph-properties fo:margin-top="0in" fo:margin-bottom="0in" style:contextual-spacing="false"/>
      <style:text-properties fo:font-size="14pt" style:font-size-asian="14pt" style:font-size-complex="14pt"/>
    </style:style>
    <style:style style:name="P10" style:family="paragraph" style:parent-style-name="Standard">
      <style:paragraph-properties fo:margin-top="0in" fo:margin-bottom="0in" style:contextual-spacing="false" fo:text-align="justify" style:justify-single-word="false"/>
    </style:style>
    <style:style style:name="P11" style:family="paragraph" style:parent-style-name="Standard">
      <style:paragraph-properties fo:margin-top="0in" fo:margin-bottom="0.111in" style:contextual-spacing="false"/>
    </style:style>
    <style:style style:name="P12" style:family="paragraph" style:parent-style-name="Standard">
      <style:paragraph-properties fo:text-align="center" style:justify-single-word="false"/>
      <style:text-properties fo:color="#ffffff" loext:opacity="100%" fo:font-size="12pt" fo:font-weight="bold" style:font-size-asian="12pt" style:font-weight-asian="bold" style:font-size-complex="12pt"/>
    </style:style>
    <style:style style:name="P13" style:family="paragraph" style:parent-style-name="Standard">
      <style:paragraph-properties fo:margin-top="0in" fo:margin-bottom="0.111in" style:contextual-spacing="false" fo:text-align="center" style:justify-single-word="false"/>
      <style:text-properties fo:color="#ffffff" loext:opacity="100%" fo:font-size="12pt" fo:font-weight="bold" style:font-size-asian="12pt" style:font-weight-asian="bold" style:font-size-complex="12pt"/>
    </style:style>
    <style:style style:name="P14" style:family="paragraph" style:parent-style-name="Standard">
      <style:text-properties fo:color="#ff0000" loext:opacity="100%" fo:font-size="12pt" fo:font-weight="bold" style:font-size-asian="12pt" style:font-weight-asian="bold" style:font-size-complex="12pt"/>
    </style:style>
    <style:style style:name="P15" style:family="paragraph" style:parent-style-name="Standard">
      <style:text-properties fo:color="#ff0000" loext:opacity="100%" fo:font-size="12pt" style:font-size-asian="12pt" style:font-size-complex="12pt"/>
    </style:style>
    <style:style style:name="P16" style:family="paragraph" style:parent-style-name="Standard">
      <style:paragraph-properties fo:margin-left="0.5in" fo:margin-top="0in" fo:margin-bottom="0.111in" style:contextual-spacing="false" fo:line-height="108%"/>
      <style:text-properties fo:color="#ff0000" loext:opacity="100%" fo:font-size="12pt" style:font-size-asian="12pt" style:font-size-complex="12pt"/>
    </style:style>
    <style:style style:name="P17" style:family="paragraph" style:parent-style-name="Standard">
      <style:paragraph-properties fo:margin-top="0in" fo:margin-bottom="0.111in" style:contextual-spacing="false"/>
      <style:text-properties fo:color="#ff0000" loext:opacity="100%" fo:font-size="12pt" style:font-size-asian="12pt" style:font-size-complex="12pt"/>
    </style:style>
    <style:style style:name="P18" style:family="paragraph" style:parent-style-name="Standard" style:list-style-name="WWNum1">
      <style:paragraph-properties fo:line-height="108%"/>
    </style:style>
    <style:style style:name="P19" style:family="paragraph" style:parent-style-name="Standard" style:list-style-name="WWNum1">
      <style:paragraph-properties fo:margin-top="0in" fo:margin-bottom="0.111in" style:contextual-spacing="false" fo:line-height="108%"/>
    </style:style>
    <style:style style:name="P20" style:family="paragraph" style:parent-style-name="Standard">
      <style:text-properties fo:font-size="12pt" style:font-size-asian="12pt" style:font-size-complex="12pt"/>
    </style:style>
    <style:style style:name="P21" style:family="paragraph" style:parent-style-name="Standard">
      <style:paragraph-properties fo:margin-top="0in" fo:margin-bottom="0.111in" style:contextual-spacing="false"/>
      <style:text-properties fo:font-size="12pt" style:font-size-asian="12pt" style:font-size-complex="12pt"/>
    </style:style>
    <style:style style:name="P22" style:family="paragraph" style:parent-style-name="Standard">
      <style:text-properties fo:font-size="12pt" fo:font-weight="bold" style:font-size-asian="12pt" style:font-weight-asian="bold" style:font-size-complex="12pt"/>
    </style:style>
    <style:style style:name="P23" style:family="paragraph" style:parent-style-name="Standard">
      <style:paragraph-properties fo:margin-top="0in" fo:margin-bottom="0.111in" style:contextual-spacing="false"/>
      <style:text-properties fo:font-size="12pt" fo:font-weight="bold" style:font-size-asian="12pt" style:font-weight-asian="bold" style:font-size-complex="12pt"/>
    </style:style>
    <style:style style:name="P24" style:family="paragraph" style:parent-style-name="Standard">
      <style:paragraph-properties fo:margin-top="0in" fo:margin-bottom="0.111in" style:contextual-spacing="false" fo:line-height="115%" fo:orphans="0" fo:widows="0"/>
      <style:text-properties fo:font-size="12pt" fo:font-weight="bold" style:font-size-asian="12pt" style:font-weight-asian="bold" style:font-size-complex="12pt"/>
    </style:style>
    <style:style style:name="P25" style:family="paragraph" style:parent-style-name="Standard">
      <style:text-properties fo:font-size="12pt" fo:font-weight="bold" style:font-size-asian="12pt" style:font-weight-asian="bold" style:font-size-complex="12pt" style:font-weight-complex="bold"/>
    </style:style>
    <style:style style:name="P26" style:family="paragraph" style:parent-style-name="Standard">
      <style:paragraph-properties fo:margin-top="0in" fo:margin-bottom="0.111in" style:contextual-spacing="false"/>
      <style:text-properties fo:font-size="12pt" fo:font-weight="bold" style:font-size-asian="12pt" style:font-weight-asian="bold" style:font-size-complex="12pt" style:font-weight-complex="bold"/>
    </style:style>
    <style:style style:name="P27" style:family="paragraph" style:parent-style-name="Standard">
      <style:text-properties fo:font-weight="bold" style:font-weight-asian="bold" style:font-weight-complex="bold"/>
    </style:style>
    <style:style style:name="P28" style:family="paragraph" style:parent-style-name="Standard">
      <style:paragraph-properties fo:margin-top="0in" fo:margin-bottom="0.111in" style:contextual-spacing="false">
        <style:tab-stops>
          <style:tab-stop style:position="4.4335in"/>
        </style:tab-stops>
      </style:paragraph-properties>
    </style:style>
    <style:style style:name="P29" style:family="paragraph" style:parent-style-name="Standard">
      <style:paragraph-properties fo:margin-left="0.5in"/>
    </style:style>
    <style:style style:name="P30" style:family="paragraph" style:parent-style-name="Standard">
      <style:paragraph-properties fo:text-align="end" style:justify-single-word="false"/>
    </style:style>
    <style:style style:name="P31" style:family="paragraph" style:parent-style-name="Standard">
      <style:paragraph-properties fo:margin-top="0in" fo:margin-bottom="0in" style:contextual-spacing="false" fo:line-height="100%">
        <style:tab-stops>
          <style:tab-stop style:position="3.15in" style:type="center"/>
          <style:tab-stop style:position="6.3in" style:type="right"/>
        </style:tab-stops>
      </style:paragraph-properties>
      <style:text-properties fo:color="#000000" loext:opacity="100%"/>
    </style:style>
    <style:style style:name="P32" style:family="paragraph">
      <loext:graphic-properties draw:fill="none"/>
      <style:paragraph-properties fo:text-align="start"/>
    </style:style>
    <style:style style:name="P33" style:family="paragraph">
      <loext:graphic-properties draw:fill="solid" draw:fill-color="#ffb327"/>
      <style:paragraph-properties fo:text-align="start"/>
    </style:style>
    <style:style style:name="T1" style:family="text">
      <style:text-properties fo:color="#ffffff" loext:opacity="100%" fo:font-size="30pt" fo:font-weight="bold" style:font-size-asian="30pt" style:font-weight-asian="bold"/>
    </style:style>
    <style:style style:name="T2" style:family="text">
      <style:text-properties fo:color="#ffffff" loext:opacity="100%" fo:font-size="12pt" fo:font-weight="bold" style:font-size-asian="12pt" style:font-weight-asian="bold" style:font-size-complex="12pt"/>
    </style:style>
    <style:style style:name="T3" style:family="text">
      <style:text-properties fo:color="#ffffff" loext:opacity="100%" fo:font-size="12pt" fo:font-style="italic" fo:font-weight="bold" style:font-size-asian="12pt" style:font-style-asian="italic" style:font-weight-asian="bold" style:font-size-complex="12pt"/>
    </style:style>
    <style:style style:name="T4" style:family="text">
      <style:text-properties fo:font-size="18pt" fo:font-weight="bold" style:font-size-asian="18pt" style:font-weight-asian="bold" style:font-size-complex="18pt"/>
    </style:style>
    <style:style style:name="T5" style:family="text">
      <style:text-properties fo:color="#173d6d" loext:opacity="100%" fo:font-size="36pt" fo:font-weight="bold" style:font-size-asian="36pt" style:font-weight-asian="bold" style:font-size-complex="36pt"/>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color="#002060" loext:opacity="100%" fo:font-size="16pt" fo:font-weight="bold" style:font-size-asian="16pt" style:font-weight-asian="bold" style:font-size-complex="16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style:font-size-asian="12pt" style:font-size-complex="12pt"/>
    </style:style>
    <style:style style:name="T12" style:family="text">
      <style:text-properties fo:color="#ff0000" loext:opacity="100%" fo:font-size="12pt" fo:font-weight="bold" style:font-size-asian="12pt" style:font-weight-asian="bold" style:font-size-complex="12pt"/>
    </style:style>
    <style:style style:name="T13" style:family="text">
      <style:text-properties fo:color="#ff0000" loext:opacity="100%" fo:font-size="12pt" style:font-size-asian="12pt" style:font-size-complex="12pt"/>
    </style:style>
    <style:style style:name="T14" style:family="text">
      <style:text-properties fo:font-weight="bold" style:font-weight-asian="bold" style:font-weight-complex="bold"/>
    </style:style>
    <style:style style:name="T15" style:family="text">
      <style:text-properties fo:color="#000000" loext:opacity="1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graphic-properties style:writing-mode="lr-tb" loext:decorative="false"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background"/>
    </style:style>
    <style:style style:name="gr3" style:family="graphic" style:parent-style-name="Frame">
      <style:graphic-properties draw:stroke="none" svg:stroke-width="0in" draw:fill="none" loext:fill-use-slide-background="false" draw:textarea-vertical-align="middle" draw:auto-grow-height="false" fo:min-height="2.8in" fo:min-width="11.6882in" fo:padding-top="0in" fo:padding-bottom="0in" fo:padding-left="0in" fo:padding-right="0in" fo:wrap-option="wrap" loext:decorative="false" style:run-through="background"/>
    </style:style>
    <style:style style:name="gr4" style:family="graphic" style:parent-style-name="Frame">
      <style:graphic-properties draw:stroke="none" svg:stroke-width="0in" draw:fill="solid" draw:fill-color="#ffb327" draw:textarea-vertical-align="middle" draw:auto-grow-height="false" fo:min-height="1.4409in" fo:min-width="11.6882in" fo:padding-top="0in" fo:padding-bottom="0in" fo:padding-left="0in" fo:padding-right="0in" fo:wrap-option="wrap" loext:decorative="false"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4"><draw:g text:anchor-type="char" draw:z-index="6" draw:name="Groupe 32" draw:style-name="gr1"><draw:g draw:style-name="gr2"><draw:custom-shape draw:name="Rectangle 2" draw:style-name="gr3" draw:text-style-name="P32" svg:width="11.6878in" svg:height="2.7996in" svg:x="-0.9429in" svg:y="0.2909in"><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2"><draw:custom-shape draw:name="Rectangle 4" draw:style-name="gr3" draw:text-style-name="P32" svg:width="11.6878in" svg:height="2.7996in" svg:x="-0.9429in" svg:y="0.2909in"><text:p text:style-name="P1"/><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5" draw:style-name="gr4" draw:text-style-name="P33" svg:width="11.6878in" svg:height="1.4406in" svg:x="-0.9429in" svg:y="0.6228in"><text:p text:style-name="P2"><text:bookmark-start text:name="_GoBack"/><text:span text:style-name="T1">Grille de validation - Dossier Professionnel</text:span><text:bookmark-end text:name="_GoBack"/></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text:span text:style-name="T4"><text:tab/><text:tab/></text:span><text:span text:style-name="T4"/></text:p>
      <text:p text:style-name="P4" loext:marker-style-name="T5"/>
      <text:p text:style-name="P4" loext:marker-style-name="T5"/>
      <text:p text:style-name="P4" loext:marker-style-name="T5"/>
      <text:p text:style-name="P5" loext:marker-style-name="T4"><text:span text:style-name="T4">Grille de validation pour le choix des exemples professionnels par Activité Type</text:span><text:span text:style-name="T4"/></text:p>
      <text:p text:style-name="P7" loext:marker-style-name="T6"/>
      <text:p text:style-name="Standard" loext:marker-style-name="T8"><text:span text:style-name="T8">Conseils</text:span><text:span text:style-name="T8"/></text:p>
      <text:p text:style-name="P10" loext:marker-style-name="T7"><text:span text:style-name="T7">Cette grille a été conçue pour vous permettre de choisir les pratiques professionnelles (tâches, opérations) pour chaque Activité Type que vous devez décrire et développer dans votre dossier professionnel. </text:span><text:span text:style-name="T7"/></text:p>
      <text:p text:style-name="P8" loext:marker-style-name="T7"/>
      <text:p text:style-name="P10" loext:marker-style-name="T7"><text:span text:style-name="T7">Avant de commencer la rédaction de votre DP, faites valider par votre formateur, au moyen de cette grille, les tâches choisies pour être bien en phase avec les attentes du référentiel et du jury. </text:span><text:span text:style-name="T7"/></text:p>
      <text:p text:style-name="P8" loext:marker-style-name="T7"/>
      <text:p text:style-name="P10" loext:marker-style-name="T7"><text:soft-page-break/><text:span text:style-name="T7">Pour chaque exemple, pensez à justifier votre choix afin que votre formateur puisse avoir une vision précise de ce que vous souhaitez développer. L’étude des supports de formation est obligatoire avant toute rédaction pour vous permettre d’utiliser le vocabulaire professionnel attendu.</text:span><text:span text:style-name="T7"/></text:p>
      <text:p text:style-name="P8" loext:marker-style-name="T7"/>
      <text:p text:style-name="P10" loext:marker-style-name="T7"><text:span text:style-name="T7">Faites le nécessaire pour que vos exemples soient variés et couvrent le plus possible toutes les compétences professionnelles à développer dans l’Activité Type concernée. </text:span><text:span text:style-name="T7"/></text:p>
      <text:p text:style-name="P9" loext:marker-style-name="T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 loext:marker-style-name="T9"><text:span text:style-name="T6">Nom – Prénom :</text:span><text:span text:style-name="T9"/></text:p>
            <text:p text:style-name="P11" loext:marker-style-name="T9"><text:span text:style-name="T9">david berger</text:span><text:span text:style-name="T9"/></text:p>
          </table:table-cell>
          <table:table-cell table:style-name="Table1.B1" office:value-type="string">
            <text:p text:style-name="P12" loext:marker-style-name="T2"/>
            <text:p text:style-name="P5" loext:marker-style-name="T2"><text:span text:style-name="T2">Pratique professionnelle (tâche, opération)</text:span><text:span text:style-name="T2"/></text:p>
            <text:p text:style-name="P13" loext:marker-style-name="T2"/>
          </table:table-cell>
          <table:table-cell table:style-name="Table1.B1" office:value-type="string">
            <text:p text:style-name="P5" loext:marker-style-name="T2"><text:span text:style-name="T2">Commentaires</text:span><text:span text:style-name="T2"/></text:p>
            <text:p text:style-name="P5" loext:marker-style-name="T2"><text:span text:style-name="T2">Formateur correcteur</text:span><text:span text:style-name="T2"/></text:p>
            <text:p text:style-name="P12" loext:marker-style-name="T2"/>
            <text:p text:style-name="P6" loext:marker-style-name="T2"><text:span text:style-name="T3">A REMPLIR PAR LE CORRECTEUR</text:span><text:span text:style-name="T3"/></text:p>
          </table:table-cell>
        </table:table-row>
        <table:table-row table:style-name="Table1.1">
          <table:table-cell table:style-name="Table1.A2" table:number-columns-spanned="3" office:value-type="string">
            <text:p text:style-name="P11" loext:marker-style-name="T2"><text:span text:style-name="T2">RNCP37674BC01 - Développer la partie front-end d'une application web ou web mobile sécurisée</text:span><text:span text:style-name="T2"/></text:p>
          </table:table-cell>
          <table:covered-table-cell/>
          <table:covered-table-cell/>
        </table:table-row>
        <table:table-row table:style-name="Table1.1">
          <table:table-cell table:style-name="Table1.A3" table:number-rows-spanned="3" office:value-type="string">
            <text:p text:style-name="Standard" loext:marker-style-name="T12"><text:span text:style-name="T9">Compétences professionnelles possibles :</text:span><text:span text:style-name="T12"/></text:p>
            <text:p text:style-name="P14" loext:marker-style-name="T12"/>
            <text:list text:style-name="WWNum1">
              <text:list-item>
                <text:p text:style-name="P18" loext:marker-style-name="T11"><text:span text:style-name="T11">Installer et configurer son environnement de travail en fonction du projet web ou web mobile</text:span><text:span text:style-name="T11"/></text:p>
              </text:list-item>
              <text:list-item>
                <text:p text:style-name="P18" loext:marker-style-name="T11"><text:span text:style-name="T11">Maquetter des interfaces utilisateur </text:span><text:soft-page-break/><text:span text:style-name="T11">web ou web mobile</text:span><text:span text:style-name="T11"/></text:p>
              </text:list-item>
              <text:list-item>
                <text:p text:style-name="P18" loext:marker-style-name="T11"><text:span text:style-name="T11">Réaliser des interfaces utilisateur statiques web ou web mobile</text:span><text:span text:style-name="T11"/></text:p>
              </text:list-item>
              <text:list-item>
                <text:p text:style-name="P18" loext:marker-style-name="T11"><text:span text:style-name="T11">Développer la partie dynamique des interfaces utilisateur web ou web mobile</text:span><text:span text:style-name="T11"/></text:p>
              </text:list-item>
            </text:list>
            <text:p text:style-name="P16" loext:marker-style-name="T13"/>
            <text:p text:style-name="P15" loext:marker-style-name="T13"/>
            <text:p text:style-name="P17" loext:marker-style-name="T13"/>
          </table:table-cell>
          <table:table-cell table:style-name="Table1.B3" office:value-type="string">
            <text:p text:style-name="Standard" loext:marker-style-name="T11"><text:span text:style-name="T11">Exemple 1 :</text:span></text:p>
            <text:p text:style-name="Standard" loext:marker-style-name="T14"><text:span text:style-name="T10">Déployer un serveur Mysql sur VPS</text:span><text:span text:style-name="T10"/></text:p>
            <text:p text:style-name="P20" loext:marker-style-name="T11"/>
            <text:p text:style-name="Standard" loext:marker-style-name="T11"><text:span text:style-name="T11">Justifiez votre choix :</text:span></text:p>
            <text:p text:style-name="Standard" loext:marker-style-name="T14"><text:span text:style-name="T10">Mise a disposition d’un serveur web sur raspberryPi sous PiOS, afin d’avoir un access sur le hardware et le software de notre serveur </text:span><text:soft-page-break/><text:span text:style-name="T10">en production.</text:span><text:span text:style-name="T10"/></text:p>
            <text:p text:style-name="Standard" loext:marker-style-name="T10"><text:span text:style-name="T10">Creation d’une mockup et wireframe du projet sous Figma et export en PDF des vues Figma.</text:span><text:span text:style-name="T10"/></text:p>
            <text:p text:style-name="P20" loext:marker-style-name="T11"/>
            <text:p text:style-name="Standard" loext:marker-style-name="T11"><text:span text:style-name="T11">Compétence(s) visée(s) : 3</text:span><text:span text:style-name="T11"/></text:p>
            <text:p text:style-name="Standard" loext:marker-style-name="T14"><text:span text:style-name="T10">Developper un site web avec bootstrap.</text:span><text:span text:style-name="T10"/></text:p>
            <text:p text:style-name="Standard" loext:marker-style-name="T14"><text:span text:style-name="T10">Reglesde breakpoint @screen &lt;600px alors passer en vue mobile.</text:span><text:span text:style-name="T10"/></text:p>
            <text:p text:style-name="P21" loext:marker-style-name="T11"/>
          </table:table-cell>
          <table:table-cell table:style-name="Table1.C3" office:value-type="string">
            <text:p text:style-name="P23" loext:marker-style-name="T9"/>
          </table:table-cell>
        </table:table-row>
        <table:table-row table:style-name="Table1.1">
          <table:covered-table-cell table:style-name="Table1.A3"/>
          <table:table-cell table:style-name="Table1.B4" office:value-type="string">
            <text:p text:style-name="Standard" loext:marker-style-name="T11"><text:span text:style-name="T11">Exemple 2 :</text:span></text:p>
            <text:p text:style-name="Standard" loext:marker-style-name="T14"><text:span text:style-name="T10">Creation d’un site dynamique avec React.</text:span><text:span text:style-name="T10"/></text:p>
            <text:p text:style-name="P20" loext:marker-style-name="T11"/>
            <text:p text:style-name="Standard" loext:marker-style-name="T11"><text:span text:style-name="T11">Justifiez votre choix :</text:span><text:span text:style-name="T11"/></text:p>
            <text:p text:style-name="P20" loext:marker-style-name="T11"/>
            <text:p text:style-name="P20" loext:marker-style-name="T11"/>
            <text:p text:style-name="Standard" loext:marker-style-name="T11"><text:span text:style-name="T11">Compétence(s) visée(s) :</text:span><text:span text:style-name="T11"/></text:p>
            <text:p text:style-name="P21" loext:marker-style-name="T11"/>
          </table:table-cell>
          <table:table-cell table:style-name="Table1.C4" office:value-type="string">
            <text:p text:style-name="P23" loext:marker-style-name="T9"/>
          </table:table-cell>
        </table:table-row>
        <table:table-row table:style-name="Table1.1">
          <table:covered-table-cell table:style-name="Table1.A3"/>
          <table:table-cell table:style-name="Table1.B5" office:value-type="string">
            <text:p text:style-name="Standard" loext:marker-style-name="T11"><text:span text:style-name="T11">Exemple 3 :</text:span><text:span text:style-name="T11"/></text:p>
            <text:p text:style-name="P20" loext:marker-style-name="T11"/>
            <text:p text:style-name="Standard" loext:marker-style-name="T11"><text:span text:style-name="T11">Justifiez votre choix :</text:span><text:span text:style-name="T11"/></text:p>
            <text:p text:style-name="P20" loext:marker-style-name="T11"/>
            <text:p text:style-name="Standard" loext:marker-style-name="T11"><text:span text:style-name="T11">Compétence(s) visée(s) :</text:span><text:span text:style-name="T11"/></text:p>
            <text:p text:style-name="P21" loext:marker-style-name="T11"/>
          </table:table-cell>
          <table:table-cell table:style-name="Table1.C5" office:value-type="string">
            <text:p text:style-name="P22" loext:marker-style-name="T9"/>
            <text:p text:style-name="P22" loext:marker-style-name="T9"/>
            <text:p text:style-name="P22" loext:marker-style-name="T9"/>
            <text:p text:style-name="P22" loext:marker-style-name="T9"/>
            <text:p text:style-name="P22" loext:marker-style-name="T9"/>
            <text:p text:style-name="P22" loext:marker-style-name="T9"/>
            <text:p text:style-name="P22" loext:marker-style-name="T9"/>
            <text:p text:style-name="P23" loext:marker-style-name="T9"/>
          </table:table-cell>
        </table:table-row>
        <table:table-row table:style-name="Table1.1">
          <table:table-cell table:style-name="Table1.A6" table:number-columns-spanned="3" office:value-type="string">
            <text:p text:style-name="P11" loext:marker-style-name="T2"><text:span text:style-name="T2">RNCP37674BC02 - Développer la partie back-end d'une application web ou web mobile sécurisée</text:span><text:span text:style-name="T2"/></text:p>
          </table:table-cell>
          <table:covered-table-cell/>
          <table:covered-table-cell/>
        </table:table-row>
        <table:table-row table:style-name="Table1.1">
          <table:table-cell table:style-name="Table1.A3" table:number-rows-spanned="3" office:value-type="string">
            <text:p text:style-name="Standard" loext:marker-style-name="T9"><text:span text:style-name="T9">Compétences professionnelles possibles :</text:span><text:span text:style-name="T9"/></text:p>
            <text:p text:style-name="P22" loext:marker-style-name="T9"/>
            <text:list text:continue-numbering="true" text:style-name="WWNum1">
              <text:list-item>
                <text:p text:style-name="P18" loext:marker-style-name="T11"><text:span text:style-name="T11">Mettre en place une base de données relationnelle</text:span><text:span text:style-name="T11"/></text:p>
              </text:list-item>
              <text:list-item>
                <text:p text:style-name="P18" loext:marker-style-name="T11"><text:span text:style-name="T11">Développer des composants d'accès aux données SQL et NoSQL</text:span><text:span text:style-name="T11"/></text:p>
              </text:list-item>
              <text:list-item>
                <text:p text:style-name="P18" loext:marker-style-name="T11"><text:span text:style-name="T11">Développer des composants métier côté serveur</text:span><text:span text:style-name="T11"/></text:p>
              </text:list-item>
              <text:list-item>
                <text:p text:style-name="P19" loext:marker-style-name="T11"><text:soft-page-break/><text:span text:style-name="T11">Documenter le déploiement d'une application dynamique web ou web mobile</text:span><text:span text:style-name="T11"/></text:p>
              </text:list-item>
            </text:list>
          </table:table-cell>
          <table:table-cell table:style-name="Table1.B7" office:value-type="string">
            <text:p text:style-name="Standard" loext:marker-style-name="T11"><text:span text:style-name="T11">Exemple 1 :</text:span><text:span text:style-name="T11"/></text:p>
            <text:p text:style-name="Standard" loext:marker-style-name="T14"><text:span text:style-name="T14">Configuration d’une BDD NOSQL en language SQLITE pour les requetes API clientes.</text:span><text:span text:style-name="T14"/></text:p>
            <text:p text:style-name="P27" loext:marker-style-name="T14"/>
            <text:p text:style-name="Standard" loext:marker-style-name="T11"><text:span text:style-name="T11">Justifiez votre choix :</text:span></text:p>
            <text:p text:style-name="Standard" loext:marker-style-name="T14"><text:span text:style-name="T10">Besoin utilisateur d’accéder a un compteur de vues des visites d’animaux, mais d’avoir aussi un mini-jeu interactif, et d’avoir des infos en temps reel sur les horaires, et les services </text:span><text:soft-page-break/><text:span text:style-name="T10">proposées du zoo.</text:span><text:span text:style-name="T10"/></text:p>
            <text:p text:style-name="P20" loext:marker-style-name="T11"/>
            <text:p text:style-name="Standard" loext:marker-style-name="T11"><text:span text:style-name="T11">Compétence(s) visée(s) :</text:span><text:span text:style-name="T11"/></text:p>
            <text:p text:style-name="P11" loext:marker-style-name="T10"><text:span text:style-name="T10">Parametrage et gestion d’une API NOSQL codé en SQLITE.</text:span><text:span text:style-name="T10"/></text:p>
            <text:p text:style-name="P26" loext:marker-style-name="T10"/>
          </table:table-cell>
          <table:table-cell table:style-name="Table1.C7" office:value-type="string">
            <text:p text:style-name="P23" loext:marker-style-name="T9"/>
          </table:table-cell>
        </table:table-row>
        <table:table-row table:style-name="Table1.1">
          <table:covered-table-cell table:style-name="Table1.A3"/>
          <table:table-cell table:style-name="Table1.B8" office:value-type="string">
            <text:p text:style-name="Standard" loext:marker-style-name="T11"><text:span text:style-name="T11">Exemple 2 :</text:span><text:span text:style-name="T11"/></text:p>
            <text:p text:style-name="Standard" loext:marker-style-name="T10"><text:span text:style-name="T10">Déploiement d’une BDD sous MYSQL, et PHP Symphony.</text:span><text:span text:style-name="T10"/></text:p>
            <text:p text:style-name="Standard" loext:marker-style-name="T11"><text:span text:style-name="T11">Justifiez votre choix :</text:span><text:span text:style-name="T11"/></text:p>
            <text:p text:style-name="Standard" loext:marker-style-name="T10"><text:span text:style-name="T10">Le déploiement d’une BDD en MYSQL PHP Symphony etait evidente c’est leplus populaire des BDD</text:span><text:span text:style-name="T10"/></text:p>
            <text:p text:style-name="P25" loext:marker-style-name="T10"/>
            <text:p text:style-name="Standard" loext:marker-style-name="T11"><text:span text:style-name="T11">Compétence(s) visée(s) :</text:span><text:span text:style-name="T11"/></text:p>
            <text:p text:style-name="P11" loext:marker-style-name="T10"><text:span text:style-name="T10">Gestion d’une BDD, créer ajouter et suppriemr des entrée et des tableau au sein d’une base de donnée relationnelle.</text:span><text:span text:style-name="T10"/></text:p>
            <text:p text:style-name="P26" loext:marker-style-name="T10"><text:soft-page-break/></text:p>
          </table:table-cell>
          <table:table-cell table:style-name="Table1.C8" office:value-type="string">
            <text:p text:style-name="P23" loext:marker-style-name="T9"/>
          </table:table-cell>
        </table:table-row>
        <table:table-row table:style-name="Table1.1">
          <table:covered-table-cell table:style-name="Table1.A3"/>
          <table:table-cell table:style-name="Table1.B9" office:value-type="string">
            <text:p text:style-name="Standard" loext:marker-style-name="T11"><text:span text:style-name="T11">Exemple 3 :</text:span><text:span text:style-name="T11"/></text:p>
            <text:p text:style-name="P20" loext:marker-style-name="T11"/>
            <text:p text:style-name="Standard" loext:marker-style-name="T11"><text:span text:style-name="T11">Justifiez votre choix :</text:span><text:span text:style-name="T11"/></text:p>
            <text:p text:style-name="P20" loext:marker-style-name="T11"/>
            <text:p text:style-name="P20" loext:marker-style-name="T11"/>
            <text:p text:style-name="P11" loext:marker-style-name="T11"><text:span text:style-name="T11">Compétence(s) visée(s) :</text:span><text:span text:style-name="T11"/></text:p>
          </table:table-cell>
          <table:table-cell table:style-name="Table1.C9" office:value-type="string">
            <text:p text:style-name="P23" loext:marker-style-name="T9"/>
          </table:table-cell>
        </table:table-row>
      </table:table>
      <text:p text:style-name="P28" loext:marker-style-name="T4"><text:span text:style-name="T4"><text:tab/></text:span><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fr" style:country-asian="FR"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fr" fo:country="FR" style:letter-kerning="false" style:font-name-asian="Calibri1" style:font-size-asian="11pt" style:language-asian="fr" style:country-asian="FR"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fr" style:country-asian="FR"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0835in"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top="0in" fo:margin-bottom="0.111in" style:contextual-spacing="tru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loext:linked-style-name="Pied_20_de_20_page_20_Car"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Style1" style:family="paragraph" style:parent-style-name="Standard" loext:linked-style-name="Style1_20_Car">
      <style:paragraph-properties fo:margin-right="-0.1972in" fo:margin-top="0in" fo:margin-bottom="0in" style:contextual-spacing="false" fo:line-height="100%" fo:text-align="justify" style:justify-single-word="false"/>
      <style:text-properties fo:color="#173d6d" loext:opacity="100%" fo:font-size="36pt" fo:font-weight="bold" style:font-size-asian="36pt" style:font-weight-asian="bold" style:font-name-complex="Times New Roman" style:font-family-complex="'Times New Roman'" style:font-family-generic-complex="system" style:font-pitch-complex="variable" style:font-size-complex="10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loext:linked-style-name="Header"/>
    <style:style style:name="Pied_20_de_20_page_20_Car" style:display-name="Pied de page Car" style:family="text" style:parent-style-name="Default_20_Paragraph_20_Font" loext:linked-style-name="Footer"/>
    <style:style style:name="Style1_20_Car" style:display-name="Style1 Car" style:family="text" style:parent-style-name="Default_20_Paragraph_20_Font" loext:linked-style-name="Style1">
      <style:text-properties fo:color="#173d6d" loext:opacity="100%" style:font-name="Calibri" fo:font-family="Calibri" style:font-family-generic="roman" style:font-pitch="variable" fo:font-size="36pt" fo:font-weight="bold" style:font-name-asian="Calibri1" style:font-family-asian="Calibri" style:font-family-generic-asian="system" style:font-pitch-asian="variable" style:font-size-asian="36pt" style:font-weight-asian="bold" style:font-name-complex="Times New Roman" style:font-family-complex="'Times New Roman'" style:font-family-generic-complex="system" style:font-pitch-complex="variable"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margin-left="0.5in"/>
    </style:style>
    <style:style style:name="MP2" style:family="paragraph" style:parent-style-name="Standard">
      <style:paragraph-properties fo:text-align="end" style:justify-single-word="false"/>
    </style:style>
    <style:style style:name="MP3" style:family="paragraph" style:parent-style-name="Standard">
      <style:paragraph-properties fo:margin-top="0in" fo:margin-bottom="0in" style:contextual-spacing="false" fo:line-height="100%">
        <style:tab-stops>
          <style:tab-stop style:position="3.15in" style:type="center"/>
          <style:tab-stop style:position="6.3in" style:type="right"/>
        </style:tab-stops>
      </style:paragraph-properties>
      <style:text-properties fo:color="#000000" loext:opacity="100%"/>
    </style:style>
    <style:style style:name="MT1" style:family="text">
      <style:text-properties fo:font-size="12pt" style:font-size-asian="12pt" style:font-size-complex="12pt"/>
    </style:style>
    <style:style style:name="MT2" style:family="text">
      <style:text-properties fo:color="#000000" loext:opacity="100%"/>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page-layout style:name="Mpm1">
      <style:page-layout-properties fo:page-width="11.6929in" fo:page-height="8.2681in" style:num-format="1" style:print-orientation="landscape" fo:margin-top="0.4925in" fo:margin-bottom="0.9846in" fo:margin-left="0.9846in" fo:margin-right="0.9846in" style:writing-mode="lr-tb" style:layout-grid-color="#c0c0c0" style:layout-grid-lines="9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image1.png" text:anchor-type="as-char" svg:width="1.5016in" svg:height="0.522in" draw:z-index="5"><draw:image xlink:href="Pictures/100000010000065700000234AA230558.png" xlink:type="simple" xlink:show="embed" xlink:actuate="onLoad" draw:mime-type="image/png"/></draw:frame><text:span text:style-name="MT1"><text:s/></text:span></text:p>
        <text:p text:style-name="MP2" loext:marker-style-name="MT1"><text:span text:style-name="MT1">Titre Professionnel Développeur Web et Web Mobile</text:span><text:span text:style-name="MT1"/></text:p>
        <text:p text:style-name="MP3" loext:marker-style-name="MT2"/>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0T12:30:00</meta:creation-date>
    <meta:initial-creator>Fabien EXPILLY</meta:initial-creator>
    <dc:language>en-US</dc:language>
    <dc:date>2025-09-23T12:09:26</dc:date>
    <meta:editing-cycles>7</meta:editing-cycles>
    <meta:editing-duration>PT17M</meta:editing-duration>
    <meta:generator>LibreOffice/24.2.7.2$Linux_X86_64 LibreOffice_project/420$Build-2</meta:generator>
    <meta:document-statistic meta:table-count="1" meta:image-count="2" meta:object-count="0" meta:page-count="6" meta:paragraph-count="61" meta:word-count="521" meta:character-count="3361" meta:non-whitespace-character-count="2896"/>
    <meta:user-defined meta:name="AppVersion">15.0000</meta:user-defined>
    <meta:template xlink:type="simple" xlink:actuate="onRequest" xlink:title="Normal" xlink:href=""/>
  </office:meta>
</office:document-meta>
</file>